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F" svg:font-family="F" style:font-family-generic="roman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Обычный" style:family="paragraph">
      <style:text-properties style:font-name="F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P11" style:parent-style-name="Обычный" style:family="paragraph">
      <style:text-properties style:font-name="F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Основнойшрифтабзаца" style:family="text">
      <style:text-properties fo:font-weight="bold" style:font-weight-asian="bold" style:font-weight-complex="bold"/>
    </style:style>
    <style:style style:name="P15" style:parent-style-name="Обычный" style:family="paragraph">
      <style:paragraph-properties style:text-autospace="none"/>
    </style:style>
    <style:style style:name="T16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7" style:parent-style-name="Основнойшрифтабзаца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18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9" style:parent-style-name="Основнойшрифтабзаца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T22" style:parent-style-name="Основнойшрифтабзаца" style:family="text">
      <style:text-properties fo:font-weight="bold" style:font-weight-asian="bold" style:font-weight-complex="bold"/>
    </style:style>
    <style:style style:name="P23" style:parent-style-name="Обычный" style:family="paragraph">
      <style:paragraph-properties style:text-autospace="none"/>
    </style:style>
    <style:style style:name="T24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25" style:parent-style-name="Основнойшрифтабзаца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26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27" style:parent-style-name="Основнойшрифтабзаца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28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29" style:parent-style-name="Основнойшрифтабзаца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P33" style:parent-style-name="Обычный" style:family="paragraph">
      <style:paragraph-properties style:text-autospace="none"/>
    </style:style>
    <style:style style:name="T34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35" style:parent-style-name="Основнойшрифтабзаца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36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40" style:parent-style-name="Основнойшрифтабзаца" style:family="text">
      <style:text-properties fo:font-weight="bold" style:font-weight-asian="bold" style:font-weight-complex="bold"/>
    </style:style>
    <style:style style:name="P41" style:parent-style-name="Обычный" style:family="paragraph">
      <style:paragraph-properties style:text-autospace="none"/>
    </style:style>
    <style:style style:name="T42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43" style:parent-style-name="Основнойшрифтабзаца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44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45" style:parent-style-name="Основнойшрифтабзаца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46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font-weight="bold" style:font-weight-asian="bold" style:font-weight-complex="bold"/>
    </style:style>
    <style:style style:name="T51" style:parent-style-name="Основнойшрифтабзаца" style:family="text">
      <style:text-properties fo:font-weight="bold" style:font-weight-asian="bold" style:font-weight-complex="bold"/>
    </style:style>
    <style:style style:name="T52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53" style:parent-style-name="Основнойшрифтабзаца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54" style:parent-style-name="Основнойшрифтабзаца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55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56" style:parent-style-name="Основнойшрифтабзаца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57" style:parent-style-name="Основнойшрифтабзаца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font-weight="bold" style:font-weight-asian="bold" style:font-weight-complex="bold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T61" style:parent-style-name="Основнойшрифтабзаца" style:family="text">
      <style:text-properties fo:font-weight="bold" style:font-weight-asian="bold" style:font-weight-complex="bold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T65" style:parent-style-name="Основнойшрифтабзаца" style:family="text">
      <style:text-properties fo:font-weight="bold" style:font-weight-asian="bold" style:font-weight-complex="bold"/>
    </style:style>
    <style:style style:name="T66" style:parent-style-name="Основнойшрифтабзаца" style:family="text">
      <style:text-properties fo:font-weight="bold" style:font-weight-asian="bold" style:font-weight-complex="bold"/>
    </style:style>
    <style:style style:name="P67" style:parent-style-name="Обычный" style:family="paragraph">
      <style:text-properties fo:font-size="9pt" style:font-size-asian="9pt" style:font-size-complex="9pt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Основнойшрифтабзаца" style:family="text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T74" style:parent-style-name="Основнойшрифтабзаца" style:family="text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T76" style:parent-style-name="Основнойшрифтабзаца" style:family="text">
      <style:text-properties fo:font-weight="bold" style:font-weight-asian="bold" style:font-weight-complex="bold"/>
    </style:style>
    <style:style style:name="P77" style:parent-style-name="Обычный" style:family="paragraph">
      <style:text-properties style:font-name="F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Основнойшрифтабзаца" style:family="text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T81" style:parent-style-name="Основнойшрифтабзаца" style:family="text">
      <style:text-properties fo:font-weight="bold" style:font-weight-asian="bold" style:font-weight-complex="bold"/>
    </style:style>
    <style:style style:name="T82" style:parent-style-name="Основнойшрифтабзаца" style:family="text">
      <style:text-properties fo:font-weight="bold" style:font-weight-asian="bold" style:font-weight-complex="bold"/>
    </style:style>
    <style:style style:name="P83" style:parent-style-name="Обычный" style:family="paragraph">
      <style:text-properties style:font-name="F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85" style:parent-style-name="Основнойшрифтабзаца" style:family="text">
      <style:text-properties style:font-name="JetBrains Mono" fo:color="#808080" fo:font-size="10pt" style:font-size-asian="10pt"/>
    </style:style>
    <style:style style:name="T86" style:parent-style-name="Основнойшрифтабзаца" style:family="text">
      <style:text-properties style:font-name="JetBrains Mono" fo:color="#808080" fo:font-size="10pt" style:font-size-asian="10pt"/>
    </style:style>
    <style:style style:name="T87" style:parent-style-name="Основнойшрифтабзаца" style:family="text">
      <style:text-properties style:font-name="JetBrains Mono" fo:color="#808080" fo:font-size="10pt" style:font-size-asian="10pt"/>
    </style:style>
    <style:style style:name="T88" style:parent-style-name="Основнойшрифтабзаца" style:family="text">
      <style:text-properties style:font-name="JetBrains Mono" fo:color="#A9B7C6" fo:font-size="10pt" style:font-size-asian="10pt"/>
    </style:style>
    <style:style style:name="T89" style:parent-style-name="Основнойшрифтабзаца" style:family="text">
      <style:text-properties style:font-name="JetBrains Mono" fo:color="#8888C6" fo:font-size="10pt" style:font-size-asian="10pt"/>
    </style:style>
    <style:style style:name="T90" style:parent-style-name="Основнойшрифтабзаца" style:family="text">
      <style:text-properties style:font-name="JetBrains Mono" fo:color="#A9B7C6" fo:font-size="10pt" style:font-size-asian="10pt"/>
    </style:style>
    <style:style style:name="T91" style:parent-style-name="Основнойшрифтабзаца" style:family="text">
      <style:text-properties style:font-name="JetBrains Mono" fo:color="#8888C6" fo:font-size="10pt" style:font-size-asian="10pt"/>
    </style:style>
    <style:style style:name="T92" style:parent-style-name="Основнойшрифтабзаца" style:family="text">
      <style:text-properties style:font-name="JetBrains Mono" fo:color="#A9B7C6" fo:font-size="10pt" style:font-size-asian="10pt"/>
    </style:style>
    <style:style style:name="T93" style:parent-style-name="Основнойшрифтабзаца" style:family="text">
      <style:text-properties style:font-name="JetBrains Mono" fo:color="#6A8759" fo:font-size="10pt" style:font-size-asian="10pt"/>
    </style:style>
    <style:style style:name="T94" style:parent-style-name="Основнойшрифтабзаца" style:family="text">
      <style:text-properties style:font-name="JetBrains Mono" fo:color="#A9B7C6" fo:font-size="10pt" style:font-size-asian="10pt"/>
    </style:style>
    <style:style style:name="T95" style:parent-style-name="Основнойшрифтабзаца" style:family="text">
      <style:text-properties style:font-name="JetBrains Mono" fo:color="#A9B7C6" fo:font-size="10pt" style:font-size-asian="10pt"/>
    </style:style>
    <style:style style:name="T96" style:parent-style-name="Основнойшрифтабзаца" style:family="text">
      <style:text-properties style:font-name="JetBrains Mono" fo:color="#6897BB" fo:font-size="10pt" style:font-size-asian="10pt"/>
    </style:style>
    <style:style style:name="T97" style:parent-style-name="Основнойшрифтабзаца" style:family="text">
      <style:text-properties style:font-name="JetBrains Mono" fo:color="#A9B7C6" fo:font-size="10pt" style:font-size-asian="10pt"/>
    </style:style>
    <style:style style:name="T98" style:parent-style-name="Основнойшрифтабзаца" style:family="text">
      <style:text-properties style:font-name="JetBrains Mono" fo:color="#A9B7C6" fo:font-size="10pt" style:font-size-asian="10pt"/>
    </style:style>
    <style:style style:name="T99" style:parent-style-name="Основнойшрифтабзаца" style:family="text">
      <style:text-properties style:font-name="JetBrains Mono" fo:color="#6897BB" fo:font-size="10pt" style:font-size-asian="10pt"/>
    </style:style>
    <style:style style:name="T100" style:parent-style-name="Основнойшрифтабзаца" style:family="text">
      <style:text-properties style:font-name="JetBrains Mono" fo:color="#A9B7C6" fo:font-size="10pt" style:font-size-asian="10pt"/>
    </style:style>
    <style:style style:name="T101" style:parent-style-name="Основнойшрифтабзаца" style:family="text">
      <style:text-properties style:font-name="JetBrains Mono" fo:color="#6897BB" fo:font-size="10pt" style:font-size-asian="10pt"/>
    </style:style>
    <style:style style:name="T102" style:parent-style-name="Основнойшрифтабзаца" style:family="text">
      <style:text-properties style:font-name="JetBrains Mono" fo:color="#A9B7C6" fo:font-size="10pt" style:font-size-asian="10pt"/>
    </style:style>
    <style:style style:name="T103" style:parent-style-name="Основнойшрифтабзаца" style:family="text">
      <style:text-properties style:font-name="JetBrains Mono" fo:color="#A9B7C6" fo:font-size="10pt" style:font-size-asian="10pt"/>
    </style:style>
    <style:style style:name="T104" style:parent-style-name="Основнойшрифтабзаца" style:family="text">
      <style:text-properties style:font-name="JetBrains Mono" fo:color="#6897BB" fo:font-size="10pt" style:font-size-asian="10pt"/>
    </style:style>
    <style:style style:name="T105" style:parent-style-name="Основнойшрифтабзаца" style:family="text">
      <style:text-properties style:font-name="JetBrains Mono" fo:color="#A9B7C6" fo:font-size="10pt" style:font-size-asian="10pt"/>
    </style:style>
    <style:style style:name="T106" style:parent-style-name="Основнойшрифтабзаца" style:family="text">
      <style:text-properties style:font-name="JetBrains Mono" fo:color="#A9B7C6" fo:font-size="10pt" style:font-size-asian="10pt"/>
    </style:style>
    <style:style style:name="T107" style:parent-style-name="Основнойшрифтабзаца" style:family="text">
      <style:text-properties style:font-name="JetBrains Mono" fo:color="#6897BB" fo:font-size="10pt" style:font-size-asian="10pt"/>
    </style:style>
    <style:style style:name="T108" style:parent-style-name="Основнойшрифтабзаца" style:family="text">
      <style:text-properties style:font-name="JetBrains Mono" fo:color="#A9B7C6" fo:font-size="10pt" style:font-size-asian="10pt"/>
    </style:style>
    <style:style style:name="T109" style:parent-style-name="Основнойшрифтабзаца" style:family="text">
      <style:text-properties style:font-name="JetBrains Mono" fo:color="#6897BB" fo:font-size="10pt" style:font-size-asian="10pt"/>
    </style:style>
    <style:style style:name="T110" style:parent-style-name="Основнойшрифтабзаца" style:family="text">
      <style:text-properties style:font-name="JetBrains Mono" fo:color="#A9B7C6" fo:font-size="10pt" style:font-size-asian="10pt"/>
    </style:style>
    <style:style style:name="T111" style:parent-style-name="Основнойшрифтабзаца" style:family="text">
      <style:text-properties style:font-name="JetBrains Mono" fo:color="#CC7832" fo:font-size="10pt" style:font-size-asian="10pt"/>
    </style:style>
    <style:style style:name="T112" style:parent-style-name="Основнойшрифтабзаца" style:family="text">
      <style:text-properties style:font-name="JetBrains Mono" fo:color="#A9B7C6" fo:font-size="10pt" style:font-size-asian="10pt"/>
    </style:style>
    <style:style style:name="T113" style:parent-style-name="Основнойшрифтабзаца" style:family="text">
      <style:text-properties style:font-name="JetBrains Mono" fo:color="#6897BB" fo:font-size="10pt" style:font-size-asian="10pt"/>
    </style:style>
    <style:style style:name="T114" style:parent-style-name="Основнойшрифтабзаца" style:family="text">
      <style:text-properties style:font-name="JetBrains Mono" fo:color="#CC7832" fo:font-size="10pt" style:font-size-asian="10pt"/>
    </style:style>
    <style:style style:name="T115" style:parent-style-name="Основнойшрифтабзаца" style:family="text">
      <style:text-properties style:font-name="JetBrains Mono" fo:color="#A9B7C6" fo:font-size="10pt" style:font-size-asian="10pt"/>
    </style:style>
    <style:style style:name="T116" style:parent-style-name="Основнойшрифтабзаца" style:family="text">
      <style:text-properties style:font-name="JetBrains Mono" fo:color="#6897BB" fo:font-size="10pt" style:font-size-asian="10pt"/>
    </style:style>
    <style:style style:name="T117" style:parent-style-name="Основнойшрифтабзаца" style:family="text">
      <style:text-properties style:font-name="JetBrains Mono" fo:color="#A9B7C6" fo:font-size="10pt" style:font-size-asian="10pt"/>
    </style:style>
    <style:style style:name="T118" style:parent-style-name="Основнойшрифтабзаца" style:family="text">
      <style:text-properties style:font-name="JetBrains Mono" fo:color="#A9B7C6" fo:font-size="10pt" style:font-size-asian="10pt"/>
    </style:style>
    <style:style style:name="T119" style:parent-style-name="Основнойшрифтабзаца" style:family="text">
      <style:text-properties style:font-name="JetBrains Mono" fo:color="#8888C6" fo:font-size="10pt" style:font-size-asian="10pt"/>
    </style:style>
    <style:style style:name="T120" style:parent-style-name="Основнойшрифтабзаца" style:family="text">
      <style:text-properties style:font-name="JetBrains Mono" fo:color="#A9B7C6" fo:font-size="10pt" style:font-size-asian="10pt"/>
    </style:style>
    <style:style style:name="T121" style:parent-style-name="Основнойшрифтабзаца" style:family="text">
      <style:text-properties style:font-name="JetBrains Mono" fo:color="#CC7832" fo:font-size="10pt" style:font-size-asian="10pt"/>
    </style:style>
    <style:style style:name="T122" style:parent-style-name="Основнойшрифтабзаца" style:family="text">
      <style:text-properties style:font-name="JetBrains Mono" fo:color="#A9B7C6" fo:font-size="10pt" style:font-size-asian="10pt"/>
    </style:style>
    <style:style style:name="T123" style:parent-style-name="Основнойшрифтабзаца" style:family="text">
      <style:text-properties style:font-name="JetBrains Mono" fo:color="#A9B7C6" fo:font-size="10pt" style:font-size-asian="10pt"/>
    </style:style>
    <style:style style:name="T124" style:parent-style-name="Основнойшрифтабзаца" style:family="text">
      <style:text-properties style:font-name="JetBrains Mono" fo:color="#8888C6" fo:font-size="10pt" style:font-size-asian="10pt"/>
    </style:style>
    <style:style style:name="T125" style:parent-style-name="Основнойшрифтабзаца" style:family="text">
      <style:text-properties style:font-name="JetBrains Mono" fo:color="#A9B7C6" fo:font-size="10pt" style:font-size-asian="10pt"/>
    </style:style>
    <style:style style:name="T126" style:parent-style-name="Основнойшрифтабзаца" style:family="text">
      <style:text-properties style:font-name="JetBrains Mono" fo:color="#6A8759" fo:font-size="10pt" style:font-size-asian="10pt"/>
    </style:style>
    <style:style style:name="T127" style:parent-style-name="Основнойшрифтабзаца" style:family="text">
      <style:text-properties style:font-name="JetBrains Mono" fo:color="#A9B7C6" fo:font-size="10pt" style:font-size-asian="10pt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T133" style:parent-style-name="Основнойшрифтабзаца" style:family="text">
      <style:text-properties fo:font-weight="bold" style:font-weight-asian="bold" style:font-weight-complex="bold"/>
    </style:style>
    <style:style style:family="graphic" style:name="a2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efefe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efefe" draw:opacity="100%" draw:stroke="solid" svg:stroke-width="0.01389in" svg:stroke-color="#000000" svg:stroke-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afafa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 text:c="93"/>Студент группы ИС-28<text:s/>Товмасян С.А.</text:p>
      <text:p text:style-name="P2">Практическое занятие № 2</text:p>
      <text:p text:style-name="Standard"><text:span text:style-name="T3">Тема:</text:span><text:s/>Составление программ циклической структуры в IDE PyCharm Community.</text:p>
      <text:p text:style-name="Standard"/>
      <text:p text:style-name="Standard"><text:span text:style-name="T4">Цель:<text:s/></text:span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Standard"/>
      <text:p text:style-name="P5">Постановка задачи.</text:p>
      <text:p text:style-name="Standard">Разработать программу, выводящую на экран положительные четные числа от произвольного целого числа в обратном порядке.</text:p>
      <text:p text:style-name="Standard"/>
      <text:p text:style-name="Standard">Тип алгоритма: ветвистый</text:p>
      <text:p text:style-name="P6">Блок-схема алгоритма:</text:p>
      <text:p text:style-name="Standard"/>
      <text:p text:style-name="Standard"><draw:custom-shape svg:x="0in" svg:y="0.01111in" svg:width="1.42708in" svg:height="0.47917in" draw:z-index="251658240" draw:id="id0" draw:style-name="a0" draw:name="Фигура 1" text:anchor-type="paragraph"><svg:title/><svg:desc/><text:p text:style-name="P7"><text:s/>Начало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/></text:p>
      <text:p text:style-name="P8"/>
      <text:p text:style-name="Standard"><text:span text:style-name="T9"><draw:custom-shape svg:x="3.19528in" svg:y="0.13819in" svg:width="0.15625in" svg:height="0.14167in" draw:z-index="11" draw:id="id1" draw:style-name="a1" draw:name="Фигура 13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1695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Standard"><text:span text:style-name="T10"><draw:custom-shape svg:x="2.62205in" svg:y="0.08819in" svg:width="1.4375in" svg:height="0.5in" draw:z-index="251659264" draw:id="id2" draw:style-name="a2" draw:name="Фигура 2" text:anchor-type="paragraph"><svg:title/><svg:desc/><text:p text:style-name="P11"><text:s text:c="4"/>Ввод f<text:tab/>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/text:span></text:p>
      <text:p text:style-name="P12"/>
      <text:p text:style-name="P13"/>
      <text:p text:style-name="Standard"><text:span text:style-name="T14"><draw:custom-shape svg:x="2.60157in" svg:y="0.09016in" svg:width="1.41667in" svg:height="0.48958in" draw:z-index="4" draw:id="id3" draw:style-name="a3" draw:name="Фигура 6" text:anchor-type="paragraph"><svg:title/><svg:desc/><text:p text:style-name="P15"><text:span text:style-name="T16"><text:s text:c="6"/>a = (f %<text:s/></text:span><text:span text:style-name="T17">10</text:span><text:span text:style-name="T18">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19"><draw:custom-shape svg:x="3.19528in" svg:y="0.01339in" svg:width="0.15625in" svg:height="0.07708in" draw:z-index="12" draw:id="id4" draw:style-name="a4" draw:name="Фигура 14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8292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20"/>
      <text:p text:style-name="P21"/>
      <text:p text:style-name="Standard"><text:span text:style-name="T22"><draw:custom-shape svg:x="2.60157in" svg:y="0.10079in" svg:width="1.41667in" svg:height="0.48958in" draw:z-index="8" draw:id="id5" draw:style-name="a5" draw:name="Фигура 10" text:anchor-type="paragraph"><svg:title/><svg:desc/><text:p text:style-name="P23"><text:span text:style-name="T24"><text:s text:c="4"/>b = (f %<text:s/></text:span><text:span text:style-name="T25">100<text:s/></text:span><text:span text:style-name="T26">//<text:s/></text:span><text:span text:style-name="T27">10</text:span><text:span text:style-name="T28">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29"><draw:custom-shape svg:x="3.25748in" svg:y="0.00472in" svg:width="0.15625in" svg:height="0.09583in" draw:z-index="13" draw:id="id6" draw:style-name="a6" draw:name="Фигура 15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0256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30"/>
      <text:p text:style-name="P31"/>
      <text:p text:style-name="Standard"><text:span text:style-name="T32"><draw:custom-shape svg:x="2.62205in" svg:y="0.12559in" svg:width="1.41667in" svg:height="0.48958in" draw:z-index="7" draw:id="id7" draw:style-name="a7" draw:name="Фигура 9" text:anchor-type="paragraph"><svg:title/><svg:desc/><text:p text:style-name="P33"><text:span text:style-name="T34"><text:s text:c="5"/>c = (f //<text:s/></text:span><text:span text:style-name="T35">100</text:span><text:span text:style-name="T36">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37"><draw:custom-shape svg:x="3.23661in" svg:y="0.01535in" svg:width="0.13542in" svg:height="0.11042in" draw:z-index="15" draw:id="id8" draw:style-name="a8" draw:name="Фигура 17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2690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38"/>
      <text:p text:style-name="P39"/>
      <text:p text:style-name="Standard"><text:span text:style-name="T40"><draw:custom-shape svg:x="2.62205in" svg:y="0.16102in" svg:width="1.41667in" svg:height="0.48958in" draw:z-index="9" draw:id="id9" draw:style-name="a9" draw:name="Фигура 11" text:anchor-type="paragraph"><svg:title/><svg:desc/><text:p text:style-name="P41"><text:span text:style-name="T42"><text:s/>v = b*</text:span><text:span text:style-name="T43">100<text:s/></text:span><text:span text:style-name="T44">+ c *</text:span><text:span text:style-name="T45">10<text:s/></text:span><text:span text:style-name="T46">+ a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47"><draw:custom-shape svg:x="3.23661in" svg:y="0.04016in" svg:width="0.15625in" svg:height="0.12083in" draw:z-index="14" draw:id="id10" draw:style-name="a10" draw:name="Фигура 16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6665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48"/>
      <text:p text:style-name="P49"/>
      <text:p text:style-name="Standard"><text:span text:style-name="T50"><draw:custom-shape svg:x="3.23661in" svg:y="0.07559in" svg:width="0.15625in" svg:height="0.24792in" draw:z-index="16" draw:id="id11" draw:style-name="a11" draw:name="Фигура 18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5445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Standard"><text:span text:style-name="T51"><draw:custom-shape svg:x="1.98661in" svg:y="0.13189in" svg:width="2.625in" svg:height="0.52083in" draw:z-index="2" draw:id="id12" draw:style-name="a12" draw:name="Фигура 3" text:anchor-type="paragraph"><svg:title/><svg:desc/><text:p text:style-name="Обычный">если f<text:span text:style-name="T52"><text:s text:c="2"/>&gt;100<text:s/></text:span><text:span text:style-name="T53"><text:s/></text:span><text:span text:style-name="T54">и</text:span><text:span text:style-name="T55"><text:s/>&lt;<text:s/></text:span><text:span text:style-name="T56">999</text:span><text:span text:style-name="T57">:</text:span>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58"><text:s text:c="38"/></text:span></text:p>
      <text:p text:style-name="Standard"><text:span text:style-name="T59"><text:s text:c="38"/></text:span>да <text:s text:c="84"/>нет</text:p>
      <text:p text:style-name="Standard"><text:span text:style-name="T60"><draw:custom-shape svg:x="1.16378in" svg:y="0.03189in" svg:width="0.15625in" svg:height="0.40625in" draw:z-index="21" draw:id="id13" draw:style-name="a13" draw:name="Фигура 23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5518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61"><draw:custom-shape svg:x="5.73661in" svg:y="0.02165in" svg:width="0.11458in" svg:height="0.40625in" draw:z-index="22" draw:id="id14" draw:style-name="a14" draw:name="Фигура 24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7176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62"><draw:connector draw:type="line" svg:x1="1.98683in" svg:y1="0.00079in" svg:x2="1.24724in" svg:y2="0.03134in" draw:z-index="23" draw:id="id15" draw:style-name="a15" draw:name="Линия 1" text:anchor-type="paragraph"><svg:title/><svg:desc/></draw:connector></text:span><text:span text:style-name="T63"><draw:connector draw:type="line" svg:x1="5.78889in" svg:y1="0.04318in" svg:x2="4.61181in" svg:y2="0.02165in" draw:z-index="24" draw:id="id16" draw:style-name="a16" draw:name="Линия 2" text:anchor-type="paragraph"><svg:title/><svg:desc/></draw:connector></text:span></text:p>
      <text:p text:style-name="P64"/>
      <text:p text:style-name="Standard"><text:span text:style-name="T65"><draw:custom-shape svg:x="0.75417in" svg:y="0.05486in" svg:width="1.02083in" svg:height="0.48958in" draw:z-index="5" draw:id="id17" draw:style-name="a17" draw:name="Фигура 7" text:anchor-type="paragraph"><svg:title/><svg:desc/><text:p text:style-name="Обычный"><text:s text:c="6"/>print(v)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6"><draw:custom-shape svg:x="4.58071in" svg:y="0.04449in" svg:width="2.51042in" svg:height="0.48958in" draw:z-index="6" draw:id="id18" draw:style-name="a18" draw:name="Фигура 8" text:anchor-type="paragraph"><svg:title/><svg:desc/><text:p text:style-name="P67">Print(«Надо ввести ТРЁХЗНАЧНОЕ ЧИСЛО»)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68"/>
      <text:p text:style-name="Standard"><text:span text:style-name="T69"><draw:custom-shape svg:x="1.40354in" svg:y="0.16102in" svg:width="0.15625in" svg:height="0.24792in" draw:z-index="17" draw:id="id19" draw:style-name="a19" draw:name="Фигура 19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4540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70"><draw:connector draw:type="line" svg:x1="5.83071in" svg:y1="2.42162in" svg:x2="5.85154in" svg:y2="0.15079in" draw:z-index="25" draw:id="id20" draw:style-name="a20" draw:name="Линия 3" text:anchor-type="paragraph"><svg:title/><svg:desc/></draw:connector></text:span></text:p>
      <text:p text:style-name="P71"/>
      <text:p text:style-name="Standard"><text:span text:style-name="T72"><draw:custom-shape svg:x="0.75748in" svg:y="0.02795in" svg:width="3.47917in" svg:height="0.48958in" draw:z-index="10" draw:id="id21" draw:style-name="a21" draw:name="Фигура 12" text:anchor-type="paragraph"><svg:title/><svg:desc/><text:p text:style-name="Обычный"><text:s text:c="6"/>print(«Программа завершена успешно»)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73"/>
      <text:p text:style-name="Standard"><text:span text:style-name="T74"><draw:custom-shape svg:x="2.18465in" svg:y="0.13386in" svg:width="0.15625in" svg:height="0.28542in" draw:z-index="18" draw:id="id22" draw:style-name="a22" draw:name="Фигура 20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4207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75"/>
      <text:p text:style-name="Standard"><text:span text:style-name="T76"><draw:custom-shape svg:x="1.42441in" svg:y="0.03622in" svg:width="1.41667in" svg:height="0.52083in" draw:z-index="3" draw:id="id23" draw:style-name="a23" draw:name="Фигура 5" text:anchor-type="paragraph"><svg:title/><svg:desc/><text:p text:style-name="P77"><text:s text:c="3"/>Вывод v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/text:span></text:p>
      <text:p text:style-name="P78"/>
      <text:p text:style-name="Standard"><text:span text:style-name="T79"><draw:custom-shape svg:x="2.20551in" svg:y="0.17362in" svg:width="0.15625in" svg:height="0.44375in" draw:z-index="20" draw:id="id24" draw:style-name="a24" draw:name="Фигура 4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5018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80"/>
      <text:p text:style-name="Standard"/>
      <text:p text:style-name="Standard"><text:span text:style-name="T81"><draw:custom-shape svg:x="2.775in" svg:y="0.18819in" svg:width="3.04931in" svg:height="0.20833in" draw:z-index="26" draw:id="id25" draw:style-name="a25" draw:name="Фигура 22" text:anchor-type="paragraph"><svg:title/><svg:desc/><text:p text:style-name="Обычный"/><draw:enhanced-geometry draw:type="non-primitive" svg:viewBox="0 0 21600 21600" draw:enhanced-path="M ?f9 ?f12 L ?f11 ?f12 ?f11 ?f8 ?f8 ?f10 ?f11 ?f9 ?f11 ?f13 ?f9 ?f13 Z N" draw:text-areas="?f17 ?f12 ?f20 ?f13" draw:modifiers="5832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82"><draw:custom-shape svg:x="1.57708in" svg:y="0.04236in" svg:width="1.19792in" svg:height="0.47917in" draw:z-index="19" draw:id="id26" draw:style-name="a26" draw:name="Фигура 21" text:anchor-type="paragraph"><svg:title/><svg:desc/><text:p text:style-name="P83"><text:s text:c="8"/>Конец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soft-page-break/>
      <text:p text:style-name="P84">Текст программы:</text:p>
      <text:p text:style-name="Standard"><text:span text:style-name="T85">#Дано трехзначное число. Вывести число, полученное при</text:span><text:line-break/><text:span text:style-name="T86">#перестановке цифр сотен и десятков исходного числа<text:s/></text:span><text:span text:style-name="T87">(например, 123 перейдет в 213).</text:span><text:line-break/><text:span text:style-name="T88">f =<text:s/></text:span><text:span text:style-name="T89">int</text:span><text:span text:style-name="T90">(</text:span><text:span text:style-name="T91">input</text:span><text:span text:style-name="T92">(</text:span><text:span text:style-name="T93">'введите трёхзначное число <text:s text:c="3"/>'</text:span><text:span text:style-name="T94">))</text:span><text:line-break/><text:span text:style-name="T95">a = (f %<text:s/></text:span><text:span text:style-name="T96">10</text:span><text:span text:style-name="T97">)</text:span><text:line-break/><text:span text:style-name="T98">b = (f %<text:s/></text:span><text:span text:style-name="T99">100<text:s/></text:span><text:span text:style-name="T100">//<text:s/></text:span><text:span text:style-name="T101">10</text:span><text:span text:style-name="T102">)</text:span><text:line-break/><text:span text:style-name="T103">c = (f //<text:s/></text:span><text:span text:style-name="T104">100</text:span><text:span text:style-name="T105">)</text:span><text:line-break/><text:span text:style-name="T106">v = b*</text:span><text:span text:style-name="T107">100<text:s/></text:span><text:span text:style-name="T108">+ c *</text:span><text:span text:style-name="T109">10<text:s/></text:span><text:span text:style-name="T110">+ a</text:span><text:line-break/><text:span text:style-name="T111">if<text:s/></text:span><text:span text:style-name="T112">f &gt;=<text:s/></text:span><text:span text:style-name="T113">100<text:s/></text:span><text:span text:style-name="T114">and<text:s/></text:span><text:span text:style-name="T115">f &lt;=<text:s/></text:span><text:span text:style-name="T116">999</text:span><text:span text:style-name="T117">:</text:span><text:line-break/><text:span text:style-name="T118"><text:s text:c="4"/></text:span><text:span text:style-name="T119">print</text:span><text:span text:style-name="T120">(v)</text:span><text:line-break/><text:span text:style-name="T121">else</text:span><text:span text:style-name="T122">:</text:span><text:line-break/><text:span text:style-name="T123"><text:s text:c="4"/></text:span><text:span text:style-name="T124">print</text:span><text:span text:style-name="T125">(</text:span><text:span text:style-name="T126">"надо ввести ТРЁХЗНАЧНОЕ число"</text:span><text:span text:style-name="T127">)</text:span></text:p>
      <text:p text:style-name="Standard"/>
      <text:p text:style-name="P128">Протокол работы программы:</text:p>
      <text:p text:style-name="Standard">Введите трёхзначное число <text:s text:c="3"/>346</text:p>
      <text:p text:style-name="Standard"><text:span text:style-name="T129">436<text:s/></text:span>Программа<text:span text:style-name="T130"><text:s/></text:span>завершена<text:span text:style-name="T131"><text:s/></text:span>успешно</text:p>
      <text:p text:style-name="P132">Process finished with exit code 0</text:p>
      <text:p text:style-name="Standard"><text:span text:style-name="T133">Вывод:</text:span><text:s/>в процессе выполнения практического занятия выработал навыки<text:s/>составления программ ветвистой структуры в IDE PyCharm Community. Были использованы языковые конструкции if. 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F" svg:font-family="F" style:font-family-generic="roman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nightshadowstranger@gmail.com</dc:creator>
    <meta:creation-date>2024-10-24T17:01:00Z</meta:creation-date>
    <dc:date>2024-10-24T17:01:00Z</dc:date>
    <meta:template xlink:href="Normal" xlink:type="simple"/>
    <meta:editing-cycles>2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3" meta:word-count="241" meta:character-count="1616" meta:row-count="11" meta:non-whitespace-character-count="1378"/>
  </office:meta>
</office:document-meta>
</file>